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Fonteparág.padrão" style:family="text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T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Fonteparág.padrão" style:family="text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T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Fonteparág.padrão" style:family="text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T11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Fonteparág.padrão" style:family="text">
      <style:text-properties fo:font-size="14pt" style:font-size-asian="14pt" style:font-size-complex="14pt"/>
    </style:style>
    <style:style style:name="T13" style:parent-style-name="Fonteparág.padrão" style:family="text">
      <style:text-properties fo:font-size="14pt" style:font-size-asian="14pt" style:font-size-complex="14pt"/>
    </style:style>
    <style:style style:name="T14" style:parent-style-name="Fonteparág.padrão" style:family="text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T16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T32" style:parent-style-name="Fonteparág.padrão" style:family="text">
      <style:text-properties fo:font-size="14pt" style:font-size-asian="14pt" style:font-size-complex="14pt"/>
    </style:style>
    <style:style style:name="T3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Fonteparág.padrã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Standard"><text:span text:style-name="T2">[Requisito - N °12]<text:s/></text:span><text:span text:style-name="T3">- <text:s/>O sistema deverá manter um cadastro de seguradora.</text:span></text:p>
      <text:p text:style-name="P4"/>
      <text:p text:style-name="Standard"><text:span text:style-name="T5">[Descrição]</text:span><text:span text:style-name="T6"><text:s/>- O usuário ao acessar o sistema na opção seguradora, ele obtém o contato da seguradora que desejar para assistência 24hs, sinistro e carro reserva.</text:span></text:p>
      <text:p text:style-name="P7"/>
      <text:p text:style-name="Standard"><text:span text:style-name="T8">[Atores]</text:span><text:span text:style-name="T9"><text:s/>- Administrador.</text:span></text:p>
      <text:p text:style-name="P10"/>
      <text:p text:style-name="Standard"><text:span text:style-name="T11">[Pré_Condição]</text:span><text:span text:style-name="T12"><text:s/>- O administrador</text:span><text:span text:style-name="T13"><text:s/>deve esta logado no sistema para realizar o<text:s/></text:span><text:span text:style-name="T14">cadastro das seguradoras.</text:span></text:p>
      <text:p text:style-name="P15"/>
      <text:p text:style-name="Standard"><text:span text:style-name="T16">[Fluxo Principal]</text:span></text:p>
      <text:p text:style-name="P17">1. O administrador do sistema deverá acessar a funcionalidade cadastrar Seguradora.</text:p>
      <text:p text:style-name="P18"/>
      <text:p text:style-name="P19">2. O administrador do sistema deverá preencher os campos (Nome da seguradora, Telefone de assistência 24hs, Telefone sinistro/carro reserva)</text:p>
      <text:p text:style-name="P20"/>
      <text:p text:style-name="P21">3. O administrador do sistema deverá clicar no botão salvar, para validar o cadastro.</text:p>
      <text:p text:style-name="P22"/>
      <text:p text:style-name="P23">4. O administrador do sistema deverá clicar no botão cancelar, para cancelar o cadastro</text:p>
      <text:p text:style-name="P24"/>
      <text:p text:style-name="P25">[Fluxo Alternativo]</text:p>
      <text:p text:style-name="P26">2. Se o administrador do sistema não preencher os campos.</text:p>
      <text:p text:style-name="P27"><text:tab/>2.1 O sistema deverá solicitar o preenchimento dos campos através de uma<text:s/><text:tab/><text:s text:c="8"/><text:tab/>mensagem.</text:p>
      <text:p text:style-name="P28"/>
      <text:p text:style-name="P29">4. Se o administrador clicar em cancelar</text:p>
      <text:p text:style-name="P30"><text:tab/>4.1 O sistema deverá cancelar a operação e fechar a tela de cadastro.</text:p>
      <text:p text:style-name="P31"><text:s/></text:p>
      <text:p text:style-name="Standard"><text:span text:style-name="T32"><text:s/></text:span><text:span text:style-name="T33">[Pós-Condição]</text:span><text:span text:style-name="T34"><text:s/>– Confirmado o cadastro da segurador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ário do Windows</dc:creator>
    <meta:creation-date>2018-03-24T13:34:00Z</meta:creation-date>
    <dc:date>2018-04-10T05:36:00Z</dc:date>
    <meta:template xlink:href="Normal" xlink:type="simple"/>
    <meta:editing-cycles>9</meta:editing-cycles>
    <meta:editing-duration>PT1200S</meta:editing-duration>
    <meta:document-statistic meta:page-count="1" meta:paragraph-count="2" meta:word-count="176" meta:character-count="1130" meta:row-count="7" meta:non-whitespace-character-count="956"/>
  </office:meta>
</office:document-meta>
</file>